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6.508cm" fo:margin-left="0cm" fo:margin-top="0cm" fo:margin-bottom="0cm" table:align="left" style:writing-mode="lr-tb"/>
    </style:style>
    <style:style style:name="Table1.A" style:family="table-column">
      <style:table-column-properties style:column-width="4.03cm"/>
    </style:style>
    <style:style style:name="Table1.B" style:family="table-column">
      <style:table-column-properties style:column-width="0.293cm"/>
    </style:style>
    <style:style style:name="Table1.C" style:family="table-column">
      <style:table-column-properties style:column-width="12.185cm"/>
    </style:style>
    <style:style style:name="Table1.1" style:family="table-row">
      <style:table-row-properties fo:keep-together="auto"/>
    </style:style>
    <style:style style:name="Table1.A1" style:family="table-cell">
      <style:table-cell-properties style:vertical-align="middle" fo:padding="0cm" fo:border="none"/>
    </style:style>
    <style:style style:name="Table2" style:family="table">
      <style:table-properties style:width="9.144cm" fo:margin-left="0cm" fo:margin-top="0cm" fo:margin-bottom="0cm" table:align="left" style:writing-mode="lr-tb"/>
    </style:style>
    <style:style style:name="Table2.A" style:family="table-column">
      <style:table-column-properties style:column-width="3.724cm"/>
    </style:style>
    <style:style style:name="Table2.B" style:family="table-column">
      <style:table-column-properties style:column-width="5.419cm"/>
    </style:style>
    <style:style style:name="Table2.1" style:family="table-row">
      <style:table-row-properties fo:keep-together="auto"/>
    </style:style>
    <style:style style:name="Table2.A1" style:family="table-cell">
      <style:table-cell-properties style:vertical-align="middle" fo:padding="0cm" fo:border="none"/>
    </style:style>
    <style:style style:name="P1" style:family="paragraph" style:parent-style-name="H1">
      <style:text-properties officeooo:paragraph-rsid="000a95f4"/>
    </style:style>
    <style:style style:name="P2" style:family="paragraph" style:parent-style-name="H2">
      <style:paragraph-properties fo:margin-left="0cm" fo:margin-right="0cm" fo:orphans="0" fo:widows="0" fo:text-indent="0cm" style:auto-text-indent="false"/>
      <style:text-properties officeooo:paragraph-rsid="000a95f4"/>
    </style:style>
    <style:style style:name="P3" style:family="paragraph" style:parent-style-name="H2">
      <style:paragraph-properties fo:margin-left="0cm" fo:margin-right="0cm" fo:text-indent="0cm" style:auto-text-indent="false"/>
      <style:text-properties officeooo:paragraph-rsid="000a95f4"/>
    </style:style>
    <style:style style:name="P4" style:family="paragraph" style:parent-style-name="H3">
      <style:paragraph-properties fo:margin-left="0cm" fo:margin-right="0cm" fo:text-indent="0cm" style:auto-text-indent="false"/>
      <style:text-properties officeooo:paragraph-rsid="000a95f4"/>
    </style:style>
    <style:style style:name="P5" style:family="paragraph" style:parent-style-name="H4">
      <style:paragraph-properties fo:margin-left="0cm" fo:margin-right="0cm" fo:text-indent="0cm" style:auto-text-indent="false"/>
      <style:text-properties officeooo:paragraph-rsid="000a95f4"/>
    </style:style>
    <style:style style:name="P6" style:family="paragraph" style:parent-style-name="Heading_20_2">
      <style:paragraph-properties fo:margin-top="0cm" fo:margin-bottom="0.494cm" style:contextual-spacing="false" fo:keep-together="auto" fo:orphans="2" fo:widows="2" fo:keep-with-next="auto" text:number-lines="true" text:line-number="0"/>
      <style:text-properties officeooo:paragraph-rsid="000a95f4"/>
    </style:style>
    <style:style style:name="P7" style:family="paragraph" style:parent-style-name="Standard">
      <style:text-properties officeooo:paragraph-rsid="000a95f4"/>
    </style:style>
    <style:style style:name="P8" style:family="paragraph" style:parent-style-name="Standard">
      <style:paragraph-properties fo:margin-left="0cm" fo:margin-right="0cm" fo:text-indent="0cm" style:auto-text-indent="false"/>
      <style:text-properties officeooo:paragraph-rsid="000a95f4"/>
    </style:style>
    <style:style style:name="P9" style:family="paragraph" style:parent-style-name="Standard">
      <style:paragraph-properties fo:orphans="0" fo:widows="0" style:writing-mode="lr-tb">
        <style:tab-stops/>
      </style:paragraph-properties>
      <style:text-properties officeooo:paragraph-rsid="000a95f4"/>
    </style:style>
    <style:style style:name="P10" style:family="paragraph" style:parent-style-name="Standard">
      <style:paragraph-properties fo:margin-top="0cm" fo:margin-bottom="0cm" style:contextual-spacing="false" fo:orphans="0" fo:widows="0" style:writing-mode="lr-tb">
        <style:tab-stops/>
      </style:paragraph-properties>
      <style:text-properties officeooo:paragraph-rsid="000a95f4"/>
    </style:style>
    <style:style style:name="P11" style:family="paragraph" style:parent-style-name="Standard">
      <style:paragraph-properties fo:margin-left="0cm" fo:margin-right="0cm" fo:orphans="0" fo:widows="0" fo:text-indent="0cm" style:auto-text-indent="false"/>
      <style:text-properties officeooo:paragraph-rsid="000a95f4"/>
    </style:style>
    <style:style style:name="P12" style:family="paragraph" style:parent-style-name="Standard">
      <style:paragraph-properties fo:margin-top="0cm" fo:margin-bottom="0cm" style:contextual-spacing="false" fo:orphans="0" fo:widows="0" style:writing-mode="lr-tb">
        <style:tab-stops/>
      </style:paragraph-properties>
      <style:text-properties style:font-name="Times New Roman1" fo:font-size="12pt" officeooo:paragraph-rsid="000a95f4" style:font-size-asian="12pt"/>
    </style:style>
    <style:style style:name="P13" style:family="paragraph" style:parent-style-name="Standard" style:list-style-name="WWNum1">
      <style:text-properties officeooo:paragraph-rsid="000a95f4"/>
    </style:style>
    <style:style style:name="T1" style:family="text">
      <style:text-properties style:font-name="Times New Roman1"/>
    </style:style>
    <style:style style:name="T2" style:family="text">
      <style:text-properties style:font-name="Times New Roman1" fo:font-size="14pt" fo:font-weight="bold" style:font-name-asian="SimSun1" style:font-size-asian="14pt" style:font-weight-asian="bold" style:font-name-complex="Times New Roman2" style:font-size-complex="14pt" style:font-weight-complex="bold"/>
    </style:style>
    <style:style style:name="T3" style:family="text">
      <style:text-properties style:font-name="Times New Roman1" fo:font-size="14pt" fo:font-weight="bold" officeooo:rsid="000a95f4" style:font-name-asian="SimSun1" style:font-size-asian="14pt" style:font-weight-asian="bold" style:font-name-complex="Times New Roman2" style:font-size-complex="14pt" style:font-weight-complex="bold"/>
    </style:style>
    <style:style style:name="T4" style:family="text">
      <style:text-properties style:font-name="Times New Roman1" fo:font-size="12pt" style:font-size-asian="12pt"/>
    </style:style>
    <style:style style:name="T5" style:family="text">
      <style:text-properties fo:font-variant="normal" fo:text-transform="none" fo:color="#000000" loext:opacity="100%" style:font-name="Times New Roman1" fo:font-size="14pt" fo:letter-spacing="normal" fo:font-style="normal" fo:font-weight="bold" officeooo:rsid="000a95f4" style:font-name-asian="SimSun1" style:font-size-asian="14pt" style:font-weight-asian="bold" style:font-name-complex="Times New Roman2" style:font-size-complex="14pt" style:font-weight-complex="bold"/>
    </style:style>
    <style:style style:name="T6" style:family="text">
      <style:text-properties fo:font-variant="normal" fo:text-transform="none" fo:color="#000000" loext:opacity="100%" style:font-name="Times New Roman1" fo:font-size="14pt" fo:letter-spacing="normal" fo:language="en" fo:country="US" fo:font-style="normal" fo:font-weight="normal" officeooo:rsid="000a95f4" style:font-name-asian="SimSun1" style:font-size-asian="14pt" style:font-weight-asian="normal" style:font-name-complex="Times New Roman2" style:font-size-complex="14pt" style:font-weight-complex="normal"/>
    </style:style>
    <style:style style:name="T7" style:family="text">
      <style:text-properties fo:font-variant="normal" fo:text-transform="none" fo:color="#000000" loext:opacity="100%" style:font-name="Times New Roman1" fo:font-size="12pt" fo:letter-spacing="normal" fo:language="en" fo:country="US" fo:font-style="normal" fo:font-weight="bold" officeooo:rsid="000a95f4" style:font-name-asian="SimSun1" style:font-size-asian="12pt" style:font-weight-asian="bold" style:font-name-complex="Times New Roman2" style:font-size-complex="12pt" style:font-weight-complex="bold"/>
    </style:style>
    <style:style style:name="T8" style:family="text">
      <style:text-properties fo:font-variant="normal" fo:text-transform="none" fo:color="#000000" loext:opacity="100%" style:font-name="Times New Roman" fo:font-size="14pt" fo:letter-spacing="normal" fo:font-style="normal" fo:font-weight="normal" officeooo:rsid="000a95f4" style:font-name-asian="SimSun1" style:font-size-asian="14pt" style:font-weight-asian="bold" style:font-name-complex="Times New Roman2" style:font-size-complex="14pt" style:font-weight-complex="bold"/>
    </style:style>
    <style:style style:name="T9" style:family="text">
      <style:text-properties fo:color="#0000ff" loext:opacity="100%" style:font-name="Times New Roman1" fo:font-size="12pt" style:text-underline-style="solid" style:text-underline-width="auto" style:text-underline-color="font-color"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text:span text:style-name="T2">Title: Out-of-date Version (Tomcat) </text:span></text:span><text:span text:style-name="Strong"><text:span text:style-name="T3">in </text:span></text:span><text:a xlink:type="simple" xlink:href="http://zero.webappsecurity.com/" text:style-name="Internet_20_link" text:visited-style-name="Visited_20_Internet_20_Link"><text:span text:style-name="Strong"><text:span text:style-name="T8">http://zero.webappsecurity.com/</text:span></text:span></text:a><text:span text:style-name="Strong"><text:span text:style-name="T5"> webside</text:span></text:span></text:p>
      <text:p text:style-name="P7"><text:span text:style-name="Strong"><text:span text:style-name="T6">Date :</text:span></text:span><text:span text:style-name="Strong"><text:span text:style-name="T7"> 10/10/2023</text:span></text:span></text:p>
      <text:p text:style-name="P7"><text:span text:style-name="Strong"><text:span text:style-name="T7"/></text:span></text:p>
      <text:h text:style-name="P1" text:outline-level="2"><text:span text:style-name="T1">Out-of-date Version (Tomcat)</text:span></text:h>
      <text:p text:style-name="P8"><text:span text:style-name="T4">CRITICAL .white{fill:#FFFFFF;} .critical{fill:#FF0000;}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4">Certainty </text:span></text:p>
          </table:table-cell>
          <table:table-cell table:style-name="Table1.A1" office:value-type="string">
            <text:p text:style-name="P9"><text:span text:style-name="T4">:</text:span></text:p>
          </table:table-cell>
          <table:table-cell table:style-name="Table1.A1" office:value-type="string">
            <text:p text:style-name="P12"/>
          </table:table-cell>
        </table:table-row>
        <table:table-row table:style-name="Table1.1">
          <table:table-cell table:style-name="Table1.A1" office:value-type="string">
            <text:p text:style-name="P9"><text:span text:style-name="T4">URL </text:span></text:p>
          </table:table-cell>
          <table:table-cell table:style-name="Table1.A1" office:value-type="string">
            <text:p text:style-name="P9"><text:span text:style-name="T4">:</text:span></text:p>
          </table:table-cell>
          <table:table-cell table:style-name="Table1.A1" office:value-type="string">
            <text:p text:style-name="P10"><text:a xlink:type="simple" xlink:href="http://zero.webappsecurity.com/resources/" text:style-name="Internet_20_link" text:visited-style-name="Visited_20_Internet_20_Link"><text:span text:style-name="Internet_20_link"><text:span text:style-name="T9">http://zero.webappsecurity.com/resources/</text:span></text:span></text:a><text:span text:style-name="T4"> </text:span></text:p>
          </table:table-cell>
        </table:table-row>
        <table:table-row table:style-name="Table1.1">
          <table:table-cell table:style-name="Table1.A1" office:value-type="string">
            <text:p text:style-name="P9"><text:span text:style-name="T4">Identified Version </text:span></text:p>
          </table:table-cell>
          <table:table-cell table:style-name="Table1.A1" office:value-type="string">
            <text:p text:style-name="P9"><text:span text:style-name="T4">:</text:span></text:p>
          </table:table-cell>
          <table:table-cell table:style-name="Table1.A1" office:value-type="string">
            <text:p text:style-name="P9"><text:span text:style-name="T4">7.0.70 </text:span></text:p>
          </table:table-cell>
        </table:table-row>
        <table:table-row table:style-name="Table1.1">
          <table:table-cell table:style-name="Table1.A1" office:value-type="string">
            <text:p text:style-name="P9"><text:span text:style-name="T4">Latest Version </text:span></text:p>
          </table:table-cell>
          <table:table-cell table:style-name="Table1.A1" office:value-type="string">
            <text:p text:style-name="P9"><text:span text:style-name="T4">:</text:span></text:p>
          </table:table-cell>
          <table:table-cell table:style-name="Table1.A1" office:value-type="string">
            <text:p text:style-name="P9"><text:span text:style-name="T4">10.1.13 (in this branch) </text:span></text:p>
          </table:table-cell>
        </table:table-row>
        <table:table-row table:style-name="Table1.1">
          <table:table-cell table:style-name="Table1.A1" office:value-type="string">
            <text:p text:style-name="P9"><text:span text:style-name="T4">Vulnerability Database </text:span></text:p>
          </table:table-cell>
          <table:table-cell table:style-name="Table1.A1" office:value-type="string">
            <text:p text:style-name="P9"><text:span text:style-name="T4">:</text:span></text:p>
          </table:table-cell>
          <table:table-cell table:style-name="Table1.A1" office:value-type="string">
            <text:p text:style-name="P9"><text:span text:style-name="T4">Result is based on 10/10/2023 20:30:00 vulnerability database content. </text:span></text:p>
          </table:table-cell>
        </table:table-row>
      </table:table>
      <text:p text:style-name="P11"><text:span text:style-name="T4">.yellow{fill:#FFB115;} .red{fill:#D11D1C;} .blue{fill:#417BB6;} CLASSIFICATION </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4">PCI DSS 3.2</text:span></text:p>
          </table:table-cell>
          <table:table-cell table:style-name="Table2.A1" office:value-type="string">
            <text:p text:style-name="P10"><text:a xlink:type="simple" xlink:href="https://www.pcisecuritystandards.org/document_library?category=pcidss&amp;document=pci_dss" text:style-name="Internet_20_link" text:visited-style-name="Visited_20_Internet_20_Link"><text:span text:style-name="Internet_20_link"><text:span text:style-name="T9">6.2</text:span></text:span></text:a></text:p>
          </table:table-cell>
        </table:table-row>
        <table:table-row table:style-name="Table2.1">
          <table:table-cell table:style-name="Table2.A1" office:value-type="string">
            <text:p text:style-name="P9"><text:span text:style-name="T4">OWASP 2013</text:span></text:p>
          </table:table-cell>
          <table:table-cell table:style-name="Table2.A1" office:value-type="string">
            <text:p text:style-name="P10"><text:a xlink:type="simple" xlink:href="http://www.owasp.org/index.php/Top_10_2013-A9" text:style-name="Internet_20_link" text:visited-style-name="Visited_20_Internet_20_Link"><text:span text:style-name="Internet_20_link"><text:span text:style-name="T9">A9</text:span></text:span></text:a></text:p>
          </table:table-cell>
        </table:table-row>
        <table:table-row table:style-name="Table2.1">
          <table:table-cell table:style-name="Table2.A1" office:value-type="string">
            <text:p text:style-name="P9"><text:span text:style-name="T4">OWASP 2017</text:span></text:p>
          </table:table-cell>
          <table:table-cell table:style-name="Table2.A1" office:value-type="string">
            <text:p text:style-name="P10"><text:a xlink:type="simple" xlink:href="https://www.owasp.org/index.php/Top_10_2017-A9" text:style-name="Internet_20_link" text:visited-style-name="Visited_20_Internet_20_Link"><text:span text:style-name="Internet_20_link"><text:span text:style-name="T9">A9</text:span></text:span></text:a></text:p>
          </table:table-cell>
        </table:table-row>
        <table:table-row table:style-name="Table2.1">
          <table:table-cell table:style-name="Table2.A1" office:value-type="string">
            <text:p text:style-name="P9"><text:span text:style-name="T4">CWE</text:span></text:p>
          </table:table-cell>
          <table:table-cell table:style-name="Table2.A1" office:value-type="string">
            <text:p text:style-name="P10"><text:a xlink:type="simple" xlink:href="http://cwe.mitre.org/data/definitions/829.html" text:style-name="Internet_20_link" text:visited-style-name="Visited_20_Internet_20_Link"><text:span text:style-name="Internet_20_link"><text:span text:style-name="T9">829</text:span></text:span></text:a></text:p>
          </table:table-cell>
        </table:table-row>
        <table:table-row table:style-name="Table2.1">
          <table:table-cell table:style-name="Table2.A1" office:value-type="string">
            <text:p text:style-name="P9"><text:span text:style-name="T4">CAPEC</text:span></text:p>
          </table:table-cell>
          <table:table-cell table:style-name="Table2.A1" office:value-type="string">
            <text:p text:style-name="P10"><text:a xlink:type="simple" xlink:href="http://capec.mitre.org/data/definitions/310.html" text:style-name="Internet_20_link" text:visited-style-name="Visited_20_Internet_20_Link"><text:span text:style-name="Internet_20_link"><text:span text:style-name="T9">310</text:span></text:span></text:a></text:p>
          </table:table-cell>
        </table:table-row>
        <table:table-row table:style-name="Table2.1">
          <table:table-cell table:style-name="Table2.A1" office:value-type="string">
            <text:p text:style-name="P9"><text:span text:style-name="T4">HIPAA</text:span></text:p>
          </table:table-cell>
          <table:table-cell table:style-name="Table2.A1" office:value-type="string">
            <text:p text:style-name="P10"><text:a xlink:type="simple" xlink:href="http://www.hhs.gov/sites/default/files/ocr/privacy/hipaa/administrative/securityrule/techsafeguards.pdf" text:style-name="Internet_20_link" text:visited-style-name="Visited_20_Internet_20_Link"><text:span text:style-name="Internet_20_link"><text:span text:style-name="T9">164.308(A)(1)(I)</text:span></text:span></text:a></text:p>
          </table:table-cell>
        </table:table-row>
        <table:table-row table:style-name="Table2.1">
          <table:table-cell table:style-name="Table2.A1" office:value-type="string">
            <text:p text:style-name="P9"><text:span text:style-name="T4">ISO27001</text:span></text:p>
          </table:table-cell>
          <table:table-cell table:style-name="Table2.A1" office:value-type="string">
            <text:p text:style-name="P10"><text:a xlink:type="simple" xlink:href="https://www.netsparker.com/compliance-reports/iso27001/control-objectives-and-controls//#A-14-1-2" text:style-name="Internet_20_link" text:visited-style-name="Visited_20_Internet_20_Link"><text:span text:style-name="Internet_20_link"><text:span text:style-name="T9">A.14.1.2</text:span></text:span></text:a></text:p>
          </table:table-cell>
        </table:table-row>
      </table:table>
      <text:h text:style-name="P2" text:outline-level="3"><text:span text:style-name="T1">Vulnerability Details</text:span></text:h>
      <text:p text:style-name="P8"><text:span text:style-name="T4">Netsparker identified you are using an out-of-date version of Tomcat.</text:span></text:p>
      <text:h text:style-name="P3" text:outline-level="3"><text:span text:style-name="T1">Remedy</text:span></text:h>
      <text:p text:style-name="P8"><text:span text:style-name="T4">Please upgrade your installation of Tomcat to the latest stable version. </text:span></text:p>
      <text:h text:style-name="P3" text:outline-level="3"><text:span text:style-name="T1">Remedy References</text:span></text:h>
      <text:list xml:id="list3332269401" text:style-name="WWNum1">
        <text:list-item>
          <text:p text:style-name="P13"><text:a xlink:type="simple" xlink:href="https://tomcat.apache.org/whichversion.html" text:style-name="Internet_20_link" text:visited-style-name="Visited_20_Internet_20_Link"><text:span text:style-name="Internet_20_link"><text:span text:style-name="T4">Apache Tomcat Versions and Download</text:span></text:span></text:a></text:p>
        </text:list-item>
      </text:list>
      <text:h text:style-name="P3" text:outline-level="3"><text:span text:style-name="T1">Known Vulnerabilities in this Version</text:span></text:h>
      <text:h text:style-name="P4" text:outline-level="4"><text:span text:style-name="T1">.high{fill:#FF491C;} Apache Tomcat Deserialization of Untrusted Data Vulnerability</text:span></text:h>
      <text:p text:style-name="P8"><text:span text:style-name="T4">The fix for </text:span><text:a xlink:type="simple" xlink:href="http://web.nvd.nist.gov/view/vuln/detail?vulnId=CVE-2020-9484" text:style-name="Internet_20_link" text:visited-style-name="Visited_20_Internet_20_Link"><text:span text:style-name="Internet_20_link"><text:span text:style-name="T4">CVE-2020-9484</text:span></text:span></text:a><text:span text:style-name="T4"> was incomplete. When using Apache Tomcat 10.0.0-M1 to 10.0.0, 9.0.0.M1 to 9.0.41, 8.5.0 to 8.5.61 or 7.0.0. to 7.0.107 with a configuration edge case that was highly unlikely to be used, the Tomcat instance was still vulnerable to </text:span><text:a xlink:type="simple" xlink:href="http://web.nvd.nist.gov/view/vuln/detail?vulnId=CVE-2020-9494" text:style-name="Internet_20_link" text:visited-style-name="Visited_20_Internet_20_Link"><text:span text:style-name="Internet_20_link"><text:span text:style-name="T4">CVE-2020-9494</text:span></text:span></text:a><text:span text:style-name="T4">. Note that both the previously published prerequisites for </text:span><text:a xlink:type="simple" xlink:href="http://web.nvd.nist.gov/view/vuln/detail?vulnId=CVE-2020-9484" text:style-name="Internet_20_link" text:visited-style-name="Visited_20_Internet_20_Link"><text:span text:style-name="Internet_20_link"><text:span text:style-name="T4">CVE-2020-9484</text:span></text:span></text:a><text:span text:style-name="T4"> and the previously published mitigations for </text:span><text:a xlink:type="simple" xlink:href="http://web.nvd.nist.gov/view/vuln/detail?vulnId=CVE-2020-9484" text:style-name="Internet_20_link" text:visited-style-name="Visited_20_Internet_20_Link"><text:span text:style-name="Internet_20_link"><text:span text:style-name="T4">CVE-2020-9484</text:span></text:span></text:a><text:span text:style-name="T4"> also apply to this issue.</text:span></text:p>
      <text:h text:style-name="P5" text:outline-level="5"><text:span text:style-name="T1">Affected Versions</text:span></text:h>
      <text:p text:style-name="P8"><text:span text:style-name="T4">7.0.0 to 7.0.107</text:span></text:p>
      <text:h text:style-name="P5" text:outline-level="5"><text:span text:style-name="T1">External References</text:span></text:h>
      <text:list xml:id="list183248038341747" text:continue-numbering="true" text:style-name="WWNum1">
        <text:list-item>
          <text:p text:style-name="P13"><text:a xlink:type="simple" xlink:href="http://web.nvd.nist.gov/view/vuln/detail?vulnId=CVE-2021-25329" text:style-name="Internet_20_link" text:visited-style-name="Visited_20_Internet_20_Link"><text:span text:style-name="Internet_20_link"><text:span text:style-name="T4">CVE-2021-25329</text:span></text:span></text:a><text:span text:style-name="T4"> </text:span></text:p>
        </text:list-item>
      </text:list>
      <text:h text:style-name="P4" text:outline-level="4"><text:span text:style-name="T1">.medium{fill:#FF9900;} Apache Tomcat CVE-2019-2684 Vulnerability</text:span></text:h>
      <text:p text:style-name="P8"><text:span text:style-name="T4">Vulnerability in the Java SE, Java SE Embedded component of Oracle Java SE (subcomponent: RMI). Supported versions that are affected are Java SE: 7u211, 8u202, 11.0.2 and 12; Java SE Embedded: 8u201. Difficult to exploit vulnerability allows unauthenticated attacker with network access via multiple protocols to compromise Java SE, Java SE Embedded. Successful attacks of this </text:span><text:soft-page-break/><text:span text:style-name="T4">vulnerability can result in unauthorized creation, deletion or modification access to critical data or all Java SE, Java SE Embedded accessible data. Note: This vulnerability applies to Java deployments, typically in clients running sandboxed Java Web Start applications or sandboxed Java applets (in Java SE 8), that load and run untrusted code (e.g., code that comes from the internet) and rely on the Java sandbox for security. This vulnerability can also be exploited by using APIs in the specified Component, e.g., through a web service which supplies data to the APIs. CVSS 3.0 Base Score 5.9 (Integrity impacts). CVSS Vector: (CVSS:3.0/AV:N/AC:H/PR:N/UI:N/S:U/C:N/I:H/A:N).</text:span></text:p>
      <text:h text:style-name="P5" text:outline-level="5"><text:span text:style-name="T1">Affected Versions</text:span></text:h>
      <text:p text:style-name="P8"><text:span text:style-name="T4">7.0.0 to 7.0.97</text:span></text:p>
      <text:h text:style-name="P5" text:outline-level="5"><text:span text:style-name="T1">External References</text:span></text:h>
      <text:list xml:id="list183247059055155" text:continue-numbering="true" text:style-name="WWNum1">
        <text:list-item>
          <text:p text:style-name="P13"><text:a xlink:type="simple" xlink:href="http://web.nvd.nist.gov/view/vuln/detail?vulnId=CVE-2019-2684" text:style-name="Internet_20_link" text:visited-style-name="Visited_20_Internet_20_Link"><text:span text:style-name="Internet_20_link"><text:span text:style-name="T4">CVE-2019-2684</text:span></text:span></text:a><text:span text:style-name="T4"> </text:span></text:p>
        </text:list-item>
      </text:list>
      <text:h text:style-name="P4" text:outline-level="4"><text:span text:style-name="T1">.medium{fill:#FF9900;} Apache Tomcat Use of Incorrectly-Resolved Name or Reference Vulnerability</text:span></text:h>
      <text:p text:style-name="P8"><text:span text:style-name="T4">When serving resources from a network location using the NTFS file system, Apache Tomcat versions 10.0.0-M1 to 10.0.0-M9, 9.0.0.M1 to 9.0.39, 8.5.0 to 8.5.59 and 7.0.0 to 7.0.106 were susceptible to JSP source code disclosure in some configurations. The root cause was the unexpected behaviour of the JRE API File.getCanonicalPath() which in turn was caused by the inconsistent behaviour of the Windows API (FindFirstFileW) in some circumstances.</text:span></text:p>
      <text:h text:style-name="P5" text:outline-level="5"><text:span text:style-name="T1">Affected Versions</text:span></text:h>
      <text:p text:style-name="P8"><text:span text:style-name="T4">7.0.0 to 7.0.106</text:span></text:p>
      <text:h text:style-name="P5" text:outline-level="5"><text:span text:style-name="T1">External References</text:span></text:h>
      <text:list xml:id="list183247465083126" text:continue-numbering="true" text:style-name="WWNum1">
        <text:list-item>
          <text:p text:style-name="P13"><text:a xlink:type="simple" xlink:href="http://web.nvd.nist.gov/view/vuln/detail?vulnId=CVE-2021-24122" text:style-name="Internet_20_link" text:visited-style-name="Visited_20_Internet_20_Link"><text:span text:style-name="Internet_20_link"><text:span text:style-name="T4">CVE-2021-24122</text:span></text:span></text:a><text:span text:style-name="T4"> </text:span></text:p>
        </text:list-item>
      </text:list>
      <text:h text:style-name="P4" text:outline-level="4"><text:span text:style-name="T1">.critical{fill:#FF0000;} .white{fill:#FFFFFF;} Apache Tomcat Improper Privilege Management Vulnerability</text:span></text:h>
      <text:p text:style-name="P8"><text:span text:style-name="T4">When using the Apache JServ Protocol (AJP), care must be taken when trusting incoming connections to Apache Tomcat. Tomcat treats AJP connections as having higher trust than, for example, a similar HTTP connection. If such connections are available to an attacker, they can be exploited in ways that may be surprising. In Apache Tomcat 9.0.0.M1 to 9.0.0.30, 8.5.0 to 8.5.50 and 7.0.0 to 7.0.99, Tomcat shipped with an AJP Connector enabled by default that listened on all configured IP addresses. It was expected (and recommended in the security guide) that this Connector would be disabled if not required. This vulnerability report identified a mechanism that allowed: - returning arbitrary files from anywhere in the web application - processing any file in the web application as a JSP Further, if the web application allowed file upload and stored those files within the web application (or the attacker was able to control the content of the web application by some other means) then this, along with the ability to process a file as a JSP, made remote code execution possible. It is important to note that mitigation is only required if an AJP port is accessible to untrusted users. Users wishing to take a defence-in-depth approach and block the vector that permits returning arbitrary files and execution as JSP may upgrade to Apache Tomcat 9.0.31, 8.5.51 or 7.0.100 or later. A number of changes were made to the default AJP Connector configuration in 9.0.31 to harden the default configuration. It is likely that users upgrading to 9.0.31, 8.5.51 or 7.0.100 or later will need to make small changes to their configurations.</text:span></text:p>
      <text:h text:style-name="P5" text:outline-level="5"><text:span text:style-name="T1">Affected Versions</text:span></text:h>
      <text:p text:style-name="P8"><text:span text:style-name="T4">7.0.0 to 7.0.99</text:span></text:p>
      <text:h text:style-name="P5" text:outline-level="5"><text:span text:style-name="T1">External References</text:span></text:h>
      <text:list xml:id="list183246068004509" text:continue-numbering="true" text:style-name="WWNum1">
        <text:list-item>
          <text:p text:style-name="P13"><text:a xlink:type="simple" xlink:href="http://web.nvd.nist.gov/view/vuln/detail?vulnId=CVE-2020-1938" text:style-name="Internet_20_link" text:visited-style-name="Visited_20_Internet_20_Link"><text:span text:style-name="Internet_20_link"><text:span text:style-name="T4">CVE-2020-1938</text:span></text:span></text:a><text:span text:style-name="T4"> </text:span></text:p>
        </text:list-item>
      </text:list>
      <text:h text:style-name="P4" text:outline-level="4"><text:soft-page-break/><text:span text:style-name="T1">.medium{fill:#FF9900;} Apache Tomcat Improper Encoding or Escaping of Output Vulnerability</text:span></text:h>
      <text:p text:style-name="P8"><text:span text:style-name="T4">A vulnerability in the JNDI Realm of Apache Tomcat allows an attacker to authenticate using variations of a valid user name and/or to bypass some of the protection provided by the LockOut Realm. This issue affects Apache Tomcat 10.0.0-M1 to 10.0.5; 9.0.0.M1 to 9.0.45; 8.5.0 to 8.5.65.</text:span></text:p>
      <text:h text:style-name="P5" text:outline-level="5"><text:span text:style-name="T1">Affected Versions</text:span></text:h>
      <text:p text:style-name="P8"><text:span text:style-name="T4">7.0.0 to 7.0.108</text:span></text:p>
      <text:h text:style-name="P5" text:outline-level="5"><text:span text:style-name="T1">External References</text:span></text:h>
      <text:list xml:id="list183247549553096" text:continue-numbering="true" text:style-name="WWNum1">
        <text:list-item>
          <text:p text:style-name="P13"><text:a xlink:type="simple" xlink:href="http://web.nvd.nist.gov/view/vuln/detail?vulnId=CVE-2021-30640" text:style-name="Internet_20_link" text:visited-style-name="Visited_20_Internet_20_Link"><text:span text:style-name="Internet_20_link"><text:span text:style-name="T4">CVE-2021-30640</text:span></text:span></text:a><text:span text:style-name="T4"> </text:span></text:p>
        </text:list-item>
      </text:list>
      <text:h text:style-name="P4" text:outline-level="4"><text:span text:style-name="T1">.high{fill:#FF491C;} Apache Tomcat Incorrect Authorization Vulnerability</text:span></text:h>
      <text:p text:style-name="P8"><text:span text:style-name="T4">The ResourceLinkFactory implementation in Apache Tomcat 9.0.0.M1 to 9.0.0.M9, 8.5.0 to 8.5.4, 8.0.0.RC1 to 8.0.36, 7.0.0 to 7.0.70 and 6.0.0 to 6.0.45 did not limit web application access to global JNDI resources to those resources explicitly linked to the web application. Therefore, it was possible for a web application to access any global JNDI resource whether an explicit ResourceLink had been configured or not.</text:span></text:p>
      <text:h text:style-name="P5" text:outline-level="5"><text:span text:style-name="T1">Affected Versions</text:span></text:h>
      <text:p text:style-name="P8"><text:span text:style-name="T4">7.0.0 to 7.0.70</text:span></text:p>
      <text:h text:style-name="P5" text:outline-level="5"><text:span text:style-name="T1">External References</text:span></text:h>
      <text:list xml:id="list183246967646702" text:continue-numbering="true" text:style-name="WWNum1">
        <text:list-item>
          <text:p text:style-name="P13"><text:a xlink:type="simple" xlink:href="http://web.nvd.nist.gov/view/vuln/detail?vulnId=CVE-2016-6797" text:style-name="Internet_20_link" text:visited-style-name="Visited_20_Internet_20_Link"><text:span text:style-name="Internet_20_link"><text:span text:style-name="T4">CVE-2016-6797</text:span></text:span></text:a><text:span text:style-name="T4"> </text:span></text:p>
        </text:list-item>
      </text:list>
      <text:h text:style-name="P4" text:outline-level="4"><text:span text:style-name="T1">.critical{fill:#FF0000;} .white{fill:#FFFFFF;} Apache Tomcat CVE-2016-5018 Vulnerability</text:span></text:h>
      <text:p text:style-name="P8"><text:span text:style-name="T4">In Apache Tomcat 9.0.0.M1 to 9.0.0.M9, 8.5.0 to 8.5.4, 8.0.0.RC1 to 8.0.36, 7.0.0 to 7.0.70 and 6.0.0 to 6.0.45 a malicious web application was able to bypass a configured SecurityManager via a Tomcat utility method that was accessible to web applications.</text:span></text:p>
      <text:h text:style-name="P5" text:outline-level="5"><text:span text:style-name="T1">Affected Versions</text:span></text:h>
      <text:p text:style-name="P8"><text:span text:style-name="T4">7.0.0 to 7.0.70</text:span></text:p>
      <text:h text:style-name="P5" text:outline-level="5"><text:span text:style-name="T1">External References</text:span></text:h>
      <text:list xml:id="list183246176759695" text:continue-numbering="true" text:style-name="WWNum1">
        <text:list-item>
          <text:p text:style-name="P13"><text:a xlink:type="simple" xlink:href="http://web.nvd.nist.gov/view/vuln/detail?vulnId=CVE-2016-5018" text:style-name="Internet_20_link" text:visited-style-name="Visited_20_Internet_20_Link"><text:span text:style-name="Internet_20_link"><text:span text:style-name="T4">CVE-2016-5018</text:span></text:span></text:a><text:span text:style-name="T4"> </text:span></text:p>
        </text:list-item>
      </text:list>
      <text:h text:style-name="P4" text:outline-level="4"><text:span text:style-name="T1">.high{fill:#FF491C;} Apache Tomcat CVE-2016-6796 Vulnerability</text:span></text:h>
      <text:p text:style-name="P8"><text:span text:style-name="T4">A malicious web application running on Apache Tomcat 9.0.0.M1 to 9.0.0.M9, 8.5.0 to 8.5.4, 8.0.0.RC1 to 8.0.36, 7.0.0 to 7.0.70 and 6.0.0 to 6.0.45 was able to bypass a configured SecurityManager via manipulation of the configuration parameters for the JSP Servlet.</text:span></text:p>
      <text:h text:style-name="P5" text:outline-level="5"><text:span text:style-name="T1">Affected Versions</text:span></text:h>
      <text:p text:style-name="P8"><text:span text:style-name="T4">7.0.0 to 7.0.70</text:span></text:p>
      <text:h text:style-name="P5" text:outline-level="5"><text:span text:style-name="T1">External References</text:span></text:h>
      <text:list xml:id="list183247247354812" text:continue-numbering="true" text:style-name="WWNum1">
        <text:list-item>
          <text:p text:style-name="P13"><text:a xlink:type="simple" xlink:href="http://web.nvd.nist.gov/view/vuln/detail?vulnId=CVE-2016-6796" text:style-name="Internet_20_link" text:visited-style-name="Visited_20_Internet_20_Link"><text:span text:style-name="Internet_20_link"><text:span text:style-name="T4">CVE-2016-6796</text:span></text:span></text:a><text:span text:style-name="T4"> </text:span></text:p>
        </text:list-item>
      </text:list>
      <text:h text:style-name="P4" text:outline-level="4"><text:span text:style-name="T1">.high{fill:#FF491C;} Apache Tomcat Unrestricted Upload of File with Dangerous Type Vulnerability</text:span></text:h>
      <text:p text:style-name="P8"><text:span text:style-name="T4">When running Apache Tomcat versions 9.0.0.M1 to 9.0.0, 8.5.0 to 8.5.22, 8.0.0.RC1 to 8.0.46 and 7.0.0 to 7.0.81 with HTTP PUTs enabled (e.g. via setting the readonly initialisation parameter of the Default servlet to false) it was possible to upload a JSP file to the server via a specially crafted </text:span><text:soft-page-break/><text:span text:style-name="T4">request. This JSP could then be requested and any code it contained would be executed by the server.</text:span></text:p>
      <text:h text:style-name="P5" text:outline-level="5"><text:span text:style-name="T1">Affected Versions</text:span></text:h>
      <text:p text:style-name="P8"><text:span text:style-name="T4">7.0.54 to 7.0.77</text:span></text:p>
      <text:h text:style-name="P5" text:outline-level="5"><text:span text:style-name="T1">External References</text:span></text:h>
      <text:list xml:id="list183247661607970" text:continue-numbering="true" text:style-name="WWNum1">
        <text:list-item>
          <text:p text:style-name="P13"><text:a xlink:type="simple" xlink:href="http://web.nvd.nist.gov/view/vuln/detail?vulnId=CVE-2017-12617" text:style-name="Internet_20_link" text:visited-style-name="Visited_20_Internet_20_Link"><text:span text:style-name="Internet_20_link"><text:span text:style-name="T4">CVE-2017-12617</text:span></text:span></text:a><text:span text:style-name="T4"> </text:span></text:p>
        </text:list-item>
      </text:list>
      <text:h text:style-name="P4" text:outline-level="4"><text:span text:style-name="T1">.high{fill:#FF491C;} Apache Tomcat Exposure of Sensitive Information to an Unauthorized Actor Vulnerability</text:span></text:h>
      <text:p text:style-name="P8"><text:span text:style-name="T4">A bug in the handling of the pipelined requests in Apache Tomcat 9.0.0.M1 to 9.0.0.M18, 8.5.0 to 8.5.12, 8.0.0.RC1 to 8.0.42, 7.0.0 to 7.0.76, and 6.0.0 to 6.0.52, when send file was used, results in the pipelined request being lost when send file processing of the previous request completed. This could result in responses appearing to be sent for the wrong request. For example, a user agent that sent requests A, B and C could see the correct response for request A, the response for request C for request B and no response for request C.</text:span></text:p>
      <text:h text:style-name="P5" text:outline-level="5"><text:span text:style-name="T1">Affected Versions</text:span></text:h>
      <text:p text:style-name="P8"><text:span text:style-name="T4">7.0.0 to 7.0.76</text:span></text:p>
      <text:h text:style-name="P5" text:outline-level="5"><text:span text:style-name="T1">External References</text:span></text:h>
      <text:list xml:id="list183246692335226" text:continue-numbering="true" text:style-name="WWNum1">
        <text:list-item>
          <text:p text:style-name="P13"><text:a xlink:type="simple" xlink:href="http://web.nvd.nist.gov/view/vuln/detail?vulnId=CVE-2017-5647" text:style-name="Internet_20_link" text:visited-style-name="Visited_20_Internet_20_Link"><text:span text:style-name="Internet_20_link"><text:span text:style-name="T4">CVE-2017-5647</text:span></text:span></text:a><text:span text:style-name="T4"> </text:span></text:p>
        </text:list-item>
      </text:list>
      <text:h text:style-name="P4" text:outline-level="4"><text:span text:style-name="T1">.critical{fill:#FF0000;} .white{fill:#FFFFFF;} Apache Tomcat Exposure of Resource to Wrong Sphere Vulnerability</text:span></text:h>
      <text:p text:style-name="P8"><text:span text:style-name="T4">While investigating bug 60718, it was noticed that some calls to application listeners in Apache Tomcat 9.0.0.M1 to 9.0.0.M17, 8.5.0 to 8.5.11, 8.0.0.RC1 to 8.0.41, and 7.0.0 to 7.0.75 did not use the appropriate facade object. When running an untrusted application under a SecurityManager, it was therefore possible for that untrusted application to retain a reference to the request or response object and thereby access and/or modify information associated with another web application.</text:span></text:p>
      <text:h text:style-name="P5" text:outline-level="5"><text:span text:style-name="T1">Affected Versions</text:span></text:h>
      <text:p text:style-name="P8"><text:span text:style-name="T4">7.0.0 to 7.0.75</text:span></text:p>
      <text:h text:style-name="P5" text:outline-level="5"><text:span text:style-name="T1">External References</text:span></text:h>
      <text:list xml:id="list183247360510848" text:continue-numbering="true" text:style-name="WWNum1">
        <text:list-item>
          <text:p text:style-name="P13"><text:a xlink:type="simple" xlink:href="http://web.nvd.nist.gov/view/vuln/detail?vulnId=CVE-2017-5648" text:style-name="Internet_20_link" text:visited-style-name="Visited_20_Internet_20_Link"><text:span text:style-name="Internet_20_link"><text:span text:style-name="T4">CVE-2017-5648</text:span></text:span></text:a><text:span text:style-name="T4"> </text:span></text:p>
        </text:list-item>
      </text:list>
      <text:h text:style-name="P4" text:outline-level="4"><text:span text:style-name="T1">.medium{fill:#FF9900;} Apache Tomcat Exposure of Sensitive Information to an Unauthorized Actor Vulnerability</text:span></text:h>
      <text:p text:style-name="P8"><text:span text:style-name="T4">When a SecurityManager is configured, a web application's ability to read system properties should be controlled by the SecurityManager. In Apache Tomcat 9.0.0.M1 to 9.0.0.M9, 8.5.0 to 8.5.4, 8.0.0.RC1 to 8.0.36, 7.0.0 to 7.0.70, 6.0.0 to 6.0.45 the system property replacement feature for configuration files could be used by a malicious web application to bypass the SecurityManager and read system properties that should not be visible.</text:span></text:p>
      <text:h text:style-name="P5" text:outline-level="5"><text:span text:style-name="T1">Affected Versions</text:span></text:h>
      <text:p text:style-name="P8"><text:span text:style-name="T4">7.0.52 to 7.0.70</text:span></text:p>
      <text:h text:style-name="P5" text:outline-level="5"><text:span text:style-name="T1">External References</text:span></text:h>
      <text:list xml:id="list183247358346118" text:continue-numbering="true" text:style-name="WWNum1">
        <text:list-item>
          <text:p text:style-name="P13"><text:a xlink:type="simple" xlink:href="http://web.nvd.nist.gov/view/vuln/detail?vulnId=CVE-2016-6794" text:style-name="Internet_20_link" text:visited-style-name="Visited_20_Internet_20_Link"><text:span text:style-name="Internet_20_link"><text:span text:style-name="T4">CVE-2016-6794</text:span></text:span></text:a><text:span text:style-name="T4"> </text:span></text:p>
        </text:list-item>
      </text:list>
      <text:h text:style-name="P4" text:outline-level="4"><text:soft-page-break/><text:span text:style-name="T1">.high{fill:#FF491C;} Apache Tomcat Improper Input Validation Vulnerability</text:span></text:h>
      <text:p text:style-name="P8"><text:span text:style-name="T4">The code in Apache Tomcat 9.0.0.M1 to 9.0.0.M11, 8.5.0 to 8.5.6, 8.0.0.RC1 to 8.0.38, 7.0.0 to 7.0.72, and 6.0.0 to 6.0.47 that parsed the HTTP request line permitted invalid characters. This could be exploited, in conjunction with a proxy that also permitted the invalid characters but with a different interpretation, to inject data into the HTTP response. By manipulating the HTTP response the attacker could poison a web-cache, perform an XSS attack and/or obtain sensitive information from requests other then their own.</text:span></text:p>
      <text:h text:style-name="P5" text:outline-level="5"><text:span text:style-name="T1">Affected Versions</text:span></text:h>
      <text:p text:style-name="P8"><text:span text:style-name="T4">7.0.0 to 7.0.72</text:span></text:p>
      <text:h text:style-name="P5" text:outline-level="5"><text:span text:style-name="T1">External References</text:span></text:h>
      <text:list xml:id="list183246136284521" text:continue-numbering="true" text:style-name="WWNum1">
        <text:list-item>
          <text:p text:style-name="P13"><text:a xlink:type="simple" xlink:href="http://web.nvd.nist.gov/view/vuln/detail?vulnId=CVE-2016-6816" text:style-name="Internet_20_link" text:visited-style-name="Visited_20_Internet_20_Link"><text:span text:style-name="Internet_20_link"><text:span text:style-name="T4">CVE-2016-6816</text:span></text:span></text:a><text:span text:style-name="T4"> </text:span></text:p>
        </text:list-item>
      </text:list>
      <text:h text:style-name="P4" text:outline-level="4"><text:span text:style-name="T1">.high{fill:#FF491C;} Apache Tomcat Improper Handling of Exceptional Conditions Vulnerability</text:span></text:h>
      <text:p text:style-name="P8"><text:span text:style-name="T4">The error page mechanism of the Java Servlet Specification requires that, when an error occurs and an error page is configured for the error that occurred, the original request and response are forwarded to the error page. This means that the request is presented to the error page with the original HTTP method. If the error page is a static file, expected behaviour is to serve content of the file as if processing a GET request, regardless of the actual HTTP method. The Default Servlet in Apache Tomcat 9.0.0.M1 to 9.0.0.M20, 8.5.0 to 8.5.14, 8.0.0.RC1 to 8.0.43 and 7.0.0 to 7.0.77 did not do this. Depending on the original request this could lead to unexpected and undesirable results for static error pages including, if the DefaultServlet is configured to permit writes, the replacement or removal of the custom error page. Notes for other user provided error pages: (1) Unless explicitly coded otherwise, JSPs ignore the HTTP method. JSPs used as error pages must must ensure that they handle any error dispatch as a GET request, regardless of the actual method. (2) By default, the response generated by a Servlet does depend on the HTTP method. Custom Servlets used as error pages must ensure that they handle any error dispatch as a GET request, regardless of the actual method.</text:span></text:p>
      <text:h text:style-name="P5" text:outline-level="5"><text:span text:style-name="T1">Affected Versions</text:span></text:h>
      <text:p text:style-name="P8"><text:span text:style-name="T4">7.0.54 to 7.0.77</text:span></text:p>
      <text:h text:style-name="P5" text:outline-level="5"><text:span text:style-name="T1">External References</text:span></text:h>
      <text:list xml:id="list183246518344582" text:continue-numbering="true" text:style-name="WWNum1">
        <text:list-item>
          <text:p text:style-name="P13"><text:a xlink:type="simple" xlink:href="http://web.nvd.nist.gov/view/vuln/detail?vulnId=CVE-2017-5664" text:style-name="Internet_20_link" text:visited-style-name="Visited_20_Internet_20_Link"><text:span text:style-name="Internet_20_link"><text:span text:style-name="T4">CVE-2017-5664</text:span></text:span></text:a><text:span text:style-name="T4"> </text:span></text:p>
        </text:list-item>
      </text:list>
      <text:h text:style-name="P4" text:outline-level="4"><text:span text:style-name="T1">.high{fill:#FF491C;} Apache Tomcat Loop with Unreachable Exit Condition ('Infinite Loop') Vulnerability</text:span></text:h>
      <text:p text:style-name="P8"><text:span text:style-name="T4">An improper handing of overflow in the UTF-8 decoder with supplementary characters can lead to an infinite loop in the decoder causing a Denial of Service. Versions Affected: Apache Tomcat 9.0.0.M9 to 9.0.7, 8.5.0 to 8.5.30, 8.0.0.RC1 to 8.0.51, and 7.0.28 to 7.0.86.</text:span></text:p>
      <text:h text:style-name="P5" text:outline-level="5"><text:span text:style-name="T1">Affected Versions</text:span></text:h>
      <text:p text:style-name="P8"><text:span text:style-name="T4">7.0.28 to 7.0.86</text:span></text:p>
      <text:h text:style-name="P5" text:outline-level="5"><text:span text:style-name="T1">External References</text:span></text:h>
      <text:list xml:id="list183248034766605" text:continue-numbering="true" text:style-name="WWNum1">
        <text:list-item>
          <text:p text:style-name="P13"><text:a xlink:type="simple" xlink:href="http://web.nvd.nist.gov/view/vuln/detail?vulnId=CVE-2018-1336" text:style-name="Internet_20_link" text:visited-style-name="Visited_20_Internet_20_Link"><text:span text:style-name="Internet_20_link"><text:span text:style-name="T4">CVE-2018-1336</text:span></text:span></text:a><text:span text:style-name="T4"> </text:span></text:p>
        </text:list-item>
      </text:list>
      <text:h text:style-name="P4" text:outline-level="4"><text:span text:style-name="T1">.medium{fill:#FF9900;} Apache Tomcat URL Redirection to Untrusted Site ('Open Redirect') Vulnerability</text:span></text:h>
      <text:p text:style-name="P8"><text:span text:style-name="T4">When the default servlet in Apache Tomcat versions 9.0.0.M1 to 9.0.11, 8.5.0 to 8.5.33 and 7.0.23 to 7.0.90 returned a redirect to a directory (e.g. redirecting to '/foo/' when the user requested '/foo') a </text:span><text:soft-page-break/><text:span text:style-name="T4">specially crafted URL could be used to cause the redirect to be generated to any URI of the attackers choice.</text:span></text:p>
      <text:h text:style-name="P5" text:outline-level="5"><text:span text:style-name="T1">Affected Versions</text:span></text:h>
      <text:p text:style-name="P8"><text:span text:style-name="T4">7.0.23 to 7.0.90</text:span></text:p>
      <text:h text:style-name="P5" text:outline-level="5"><text:span text:style-name="T1">External References</text:span></text:h>
      <text:list xml:id="list183247616897279" text:continue-numbering="true" text:style-name="WWNum1">
        <text:list-item>
          <text:p text:style-name="P13"><text:a xlink:type="simple" xlink:href="http://web.nvd.nist.gov/view/vuln/detail?vulnId=CVE-2018-11784" text:style-name="Internet_20_link" text:visited-style-name="Visited_20_Internet_20_Link"><text:span text:style-name="Internet_20_link"><text:span text:style-name="T4">CVE-2018-11784</text:span></text:span></text:a><text:span text:style-name="T4"> </text:span></text:p>
        </text:list-item>
      </text:list>
      <text:h text:style-name="P4" text:outline-level="4"><text:span text:style-name="T1">.medium{fill:#FF9900;} Apache Tomcat Improper Neutralization of Input During Web Page Generation ('Cross-site Scripting') Vulnerability</text:span></text:h>
      <text:p text:style-name="P8"><text:span text:style-name="T4">The SSI printenv command in Apache Tomcat 9.0.0.M1 to 9.0.0.17, 8.5.0 to 8.5.39 and 7.0.0 to 7.0.93 echoes user provided data without escaping and is, therefore, vulnerable to XSS. SSI is disabled by default. The printenv command is intended for debugging and is unlikely to be present in a production website.</text:span></text:p>
      <text:h text:style-name="P5" text:outline-level="5"><text:span text:style-name="T1">Affected Versions</text:span></text:h>
      <text:p text:style-name="P8"><text:span text:style-name="T4">7.0.0 to 7.0.93</text:span></text:p>
      <text:h text:style-name="P5" text:outline-level="5"><text:span text:style-name="T1">External References</text:span></text:h>
      <text:list xml:id="list183246442442064" text:continue-numbering="true" text:style-name="WWNum1">
        <text:list-item>
          <text:p text:style-name="P13"><text:a xlink:type="simple" xlink:href="http://web.nvd.nist.gov/view/vuln/detail?vulnId=CVE-2019-0221" text:style-name="Internet_20_link" text:visited-style-name="Visited_20_Internet_20_Link"><text:span text:style-name="Internet_20_link"><text:span text:style-name="T4">CVE-2019-0221</text:span></text:span></text:a><text:span text:style-name="T4"> </text:span></text:p>
        </text:list-item>
      </text:list>
      <text:h text:style-name="P4" text:outline-level="4"><text:span text:style-name="T1">.high{fill:#FF491C;} Apache Tomcat Session Fixation Vulnerability</text:span></text:h>
      <text:p text:style-name="P8"><text:span text:style-name="T4">When using FORM authentication with Apache Tomcat 9.0.0.M1 to 9.0.29, 8.5.0 to 8.5.49 and 7.0.0 to 7.0.98 there was a narrow window where an attacker could perform a session fixation attack. The window was considered too narrow for an exploit to be practical but, erring on the side of caution, this issue has been treated as a security vulnerability.</text:span></text:p>
      <text:h text:style-name="P5" text:outline-level="5"><text:span text:style-name="T1">Affected Versions</text:span></text:h>
      <text:p text:style-name="P8"><text:span text:style-name="T4">7.0.0 to 7.0.98</text:span></text:p>
      <text:h text:style-name="P5" text:outline-level="5"><text:span text:style-name="T1">External References</text:span></text:h>
      <text:list xml:id="list183246403645076" text:continue-numbering="true" text:style-name="WWNum1">
        <text:list-item>
          <text:p text:style-name="P13"><text:a xlink:type="simple" xlink:href="http://web.nvd.nist.gov/view/vuln/detail?vulnId=CVE-2019-17563" text:style-name="Internet_20_link" text:visited-style-name="Visited_20_Internet_20_Link"><text:span text:style-name="Internet_20_link"><text:span text:style-name="T4">CVE-2019-17563</text:span></text:span></text:a><text:span text:style-name="T4"> </text:span></text:p>
        </text:list-item>
      </text:list>
      <text:h text:style-name="P4" text:outline-level="4"><text:span text:style-name="T1">.high{fill:#FF491C;} Apache Tomcat Insufficiently Protected Credentials Vulnerability</text:span></text:h>
      <text:p text:style-name="P8"><text:span text:style-name="T4">When Apache Tomcat 9.0.0.M1 to 9.0.28, 8.5.0 to 8.5.47, 7.0.0 and 7.0.97 is configured with the JMX Remote Lifecycle Listener, a local attacker without access to the Tomcat process or configuration files is able to manipulate the RMI registry to perform a man-in-the-middle attack to capture user names and passwords used to access the JMX interface. The attacker can then use these credentials to access the JMX interface and gain complete control over the Tomcat instance.</text:span></text:p>
      <text:h text:style-name="P5" text:outline-level="5"><text:span text:style-name="T1">Affected Versions</text:span></text:h>
      <text:p text:style-name="P8"><text:span text:style-name="T4">7.0.0 to 7.0.97</text:span></text:p>
      <text:h text:style-name="P5" text:outline-level="5"><text:span text:style-name="T1">External References</text:span></text:h>
      <text:list xml:id="list183246398054164" text:continue-numbering="true" text:style-name="WWNum1">
        <text:list-item>
          <text:p text:style-name="P13"><text:a xlink:type="simple" xlink:href="http://web.nvd.nist.gov/view/vuln/detail?vulnId=CVE-2019-12418" text:style-name="Internet_20_link" text:visited-style-name="Visited_20_Internet_20_Link"><text:span text:style-name="Internet_20_link"><text:span text:style-name="T4">CVE-2019-12418</text:span></text:span></text:a><text:span text:style-name="T4"> </text:span></text:p>
        </text:list-item>
      </text:list>
      <text:h text:style-name="P4" text:outline-level="4"><text:span text:style-name="T1">.medium{fill:#FF9900;} Apache Tomcat Insufficient Verification of Data Authenticity Vulnerability</text:span></text:h>
      <text:p text:style-name="P8"><text:span text:style-name="T4">The CORS Filter in Apache Tomcat 9.0.0.M1 to 9.0.0.M21, 8.5.0 to 8.5.15, 8.0.0.RC1 to 8.0.44 and 7.0.41 to 7.0.78 did not add an HTTP Vary header indicating that the response varies depending on Origin. This permitted client and server side cache poisoning in some circumstances.</text:span></text:p>
      <text:h text:style-name="P5" text:outline-level="5"><text:soft-page-break/><text:span text:style-name="T1">Affected Versions</text:span></text:h>
      <text:p text:style-name="P8"><text:span text:style-name="T4">7.0.52 to 7.0.78</text:span></text:p>
      <text:h text:style-name="P5" text:outline-level="5"><text:span text:style-name="T1">External References</text:span></text:h>
      <text:list xml:id="list183246791131500" text:continue-numbering="true" text:style-name="WWNum1">
        <text:list-item>
          <text:p text:style-name="P13"><text:a xlink:type="simple" xlink:href="http://web.nvd.nist.gov/view/vuln/detail?vulnId=CVE-2017-7674" text:style-name="Internet_20_link" text:visited-style-name="Visited_20_Internet_20_Link"><text:span text:style-name="Internet_20_link"><text:span text:style-name="T4">CVE-2017-7674</text:span></text:span></text:a><text:span text:style-name="T4"> </text:span></text:p>
        </text:list-item>
      </text:list>
      <text:h text:style-name="P4" text:outline-level="4"><text:span text:style-name="T1">.high{fill:#FF491C;} Apache Tomcat Improper Access Control Vulnerability</text:span></text:h>
      <text:p text:style-name="P8"><text:span text:style-name="T4">Apache Tomcat 7.x through 7.0.70 and 8.x through 8.5.4, when the CGI Servlet is enabled, follows RFC 3875 section 4.1.18 and therefore does not protect applications from the presence of untrusted client data in the HTTP_PROXY environment variable, which might allow remote attackers to redirect an application's outbound HTTP traffic to an arbitrary proxy server via a crafted Proxy header in an HTTP request, aka an "httpoxy" issue. NOTE: the vendor states "A mitigation is planned for future releases of Tomcat, tracked as </text:span><text:a xlink:type="simple" xlink:href="http://web.nvd.nist.gov/view/vuln/detail?vulnId=CVE-2016-5388" text:style-name="Internet_20_link" text:visited-style-name="Visited_20_Internet_20_Link"><text:span text:style-name="Internet_20_link"><text:span text:style-name="T4">CVE-2016-5388</text:span></text:span></text:a><text:span text:style-name="T4">"; in other words, this is not a CVE ID for a vulnerability.</text:span></text:p>
      <text:h text:style-name="P5" text:outline-level="5"><text:span text:style-name="T1">Affected Versions</text:span></text:h>
      <text:p text:style-name="P8"><text:span text:style-name="T4">7.0 to 7.0.70</text:span></text:p>
      <text:h text:style-name="P5" text:outline-level="5"><text:span text:style-name="T1">External References</text:span></text:h>
      <text:list xml:id="list183246434006713" text:continue-numbering="true" text:style-name="WWNum1">
        <text:list-item>
          <text:p text:style-name="P13"><text:a xlink:type="simple" xlink:href="http://web.nvd.nist.gov/view/vuln/detail?vulnId=CVE-2016-5388" text:style-name="Internet_20_link" text:visited-style-name="Visited_20_Internet_20_Link"><text:span text:style-name="Internet_20_link"><text:span text:style-name="T4">CVE-2016-5388</text:span></text:span></text:a><text:span text:style-name="T4"> </text:span></text:p>
        </text:list-item>
      </text:list>
      <text:h text:style-name="P4" text:outline-level="4"><text:span text:style-name="T1">.critical{fill:#FF0000;} .white{fill:#FFFFFF;} Apache Tomcat Improper Access Control Vulnerability</text:span></text:h>
      <text:p text:style-name="P8"><text:span text:style-name="T4">Remote code execution is possible with Apache Tomcat before 6.0.48, 7.x before 7.0.73, 8.x before 8.0.39, 8.5.x before 8.5.7, and 9.x before 9.0.0.M12 if JmxRemoteLifecycleListener is used and an attacker can reach JMX ports. The issue exists because this listener wasn't updated for consistency with the </text:span><text:a xlink:type="simple" xlink:href="http://web.nvd.nist.gov/view/vuln/detail?vulnId=CVE-2016-3427" text:style-name="Internet_20_link" text:visited-style-name="Visited_20_Internet_20_Link"><text:span text:style-name="Internet_20_link"><text:span text:style-name="T4">CVE-2016-3427</text:span></text:span></text:a><text:span text:style-name="T4"> Oracle patch that affected credential types.</text:span></text:p>
      <text:h text:style-name="P5" text:outline-level="5"><text:span text:style-name="T1">Affected Versions</text:span></text:h>
      <text:p text:style-name="P8"><text:span text:style-name="T4">7.0.0 to 7.0.72</text:span></text:p>
      <text:h text:style-name="P5" text:outline-level="5"><text:span text:style-name="T1">External References</text:span></text:h>
      <text:list xml:id="list183247135545257" text:continue-numbering="true" text:style-name="WWNum1">
        <text:list-item>
          <text:p text:style-name="P13"><text:a xlink:type="simple" xlink:href="http://web.nvd.nist.gov/view/vuln/detail?vulnId=CVE-2016-8735" text:style-name="Internet_20_link" text:visited-style-name="Visited_20_Internet_20_Link"><text:span text:style-name="Internet_20_link"><text:span text:style-name="T4">CVE-2016-8735</text:span></text:span></text:a><text:span text:style-name="T4"> </text:span></text:p>
        </text:list-item>
      </text:list>
      <text:h text:style-name="P4" text:outline-level="4"><text:span text:style-name="T1">.medium{fill:#FF9900;} Apache Tomcat Permissions, Privileges, and Access Controls Vulnerability</text:span></text:h>
      <text:p text:style-name="P8"><text:span text:style-name="T4">The Realm implementations in Apache Tomcat versions 9.0.0.M1 to 9.0.0.M9, 8.5.0 to 8.5.4, 8.0.0.RC1 to 8.0.36, 7.0.0 to 7.0.70 and 6.0.0 to 6.0.45 did not process the supplied password if the supplied user name did not exist. This made a timing attack possible to determine valid user names. Note that the default configuration includes the LockOutRealm which makes exploitation of this vulnerability harder.</text:span></text:p>
      <text:h text:style-name="P5" text:outline-level="5"><text:span text:style-name="T1">Affected Versions</text:span></text:h>
      <text:p text:style-name="P8"><text:span text:style-name="T4">7.0.52 to 7.0.70</text:span></text:p>
      <text:h text:style-name="P5" text:outline-level="5"><text:span text:style-name="T1">External References</text:span></text:h>
      <text:list xml:id="list183247874020409" text:continue-numbering="true" text:style-name="WWNum1">
        <text:list-item>
          <text:p text:style-name="P13"><text:a xlink:type="simple" xlink:href="http://web.nvd.nist.gov/view/vuln/detail?vulnId=CVE-2016-0762" text:style-name="Internet_20_link" text:visited-style-name="Visited_20_Internet_20_Link"><text:span text:style-name="Internet_20_link"><text:span text:style-name="T4">CVE-2016-0762</text:span></text:span></text:a><text:span text:style-name="T4"> </text:span></text:p>
        </text:list-item>
      </text:list>
      <text:h text:style-name="P4" text:outline-level="4"><text:span text:style-name="T1">.high{fill:#FF491C;} Apache Tomcat 7PK - Errors Vulnerability</text:span></text:h>
      <text:p text:style-name="P8"><text:span text:style-name="T4">A bug in the error handling of the send file code for the NIO HTTP connector in Apache Tomcat 9.0.0.M1 to 9.0.0.M13, 8.5.0 to 8.5.8, 8.0.0.RC1 to 8.0.39, 7.0.0 to 7.0.73 and 6.0.16 to 6.0.48 resulted in the current Processor object being added to the Processor cache multiple times. This in turn meant that the same Processor could be used for concurrent requests. Sharing a Processor can result in information leakage between requests including, not not limited to, session ID and the </text:span><text:soft-page-break/><text:span text:style-name="T4">response body. The bug was first noticed in 8.5.x onwards where it appears the refactoring of the Connector code for 8.5.x onwards made it more likely that the bug was observed. Initially it was thought that the 8.5.x refactoring introduced the bug but further investigation has shown that the bug is present in all currently supported Tomcat versions.</text:span></text:p>
      <text:h text:style-name="P5" text:outline-level="5"><text:span text:style-name="T1">Affected Versions</text:span></text:h>
      <text:p text:style-name="P8"><text:span text:style-name="T4">7.0.52 to 7.0.73</text:span></text:p>
      <text:h text:style-name="P5" text:outline-level="5"><text:span text:style-name="T1">External References</text:span></text:h>
      <text:list xml:id="list183247939200586" text:continue-numbering="true" text:style-name="WWNum1">
        <text:list-item>
          <text:p text:style-name="P13"><text:a xlink:type="simple" xlink:href="http://web.nvd.nist.gov/view/vuln/detail?vulnId=CVE-2016-8745" text:style-name="Internet_20_link" text:visited-style-name="Visited_20_Internet_20_Link"><text:span text:style-name="Internet_20_link"><text:span text:style-name="T4">CVE-2016-8745</text:span></text:span></text:a><text:span text:style-name="T4"> </text:span></text:p>
        </text:list-item>
      </text:list>
      <text:h text:style-name="P4" text:outline-level="4"><text:span text:style-name="T1">.high{fill:#FF491C;} Apache Tomcat Deserialization of Untrusted Data Vulnerability</text:span></text:h>
      <text:p text:style-name="P8"><text:span text:style-name="T4">When using Apache Tomcat versions 10.0.0-M1 to 10.0.0-M4, 9.0.0.M1 to 9.0.34, 8.5.0 to 8.5.54 and 7.0.0 to 7.0.103 if a) an attacker is able to control the contents and name of a file on the server; and b) the server is configured to use the PersistenceManager with a FileStore; and c) the PersistenceManager is configured with sessionAttributeValueClassNameFilter="null" (the default unless a SecurityManager is used) or a sufficiently lax filter to allow the attacker provided object to be deserialized; and d) the attacker knows the relative file path from the storage location used by FileStore to the file the attacker has control over; then, using a specifically crafted request, the attacker will be able to trigger remote code execution via deserialization of the file under their control. Note that all of conditions a) to d) must be true for the attack to succeed.</text:span></text:p>
      <text:h text:style-name="P5" text:outline-level="5"><text:span text:style-name="T1">Affected Versions</text:span></text:h>
      <text:p text:style-name="P8"><text:span text:style-name="T4">7.0.0 to 7.0.100</text:span></text:p>
      <text:h text:style-name="P5" text:outline-level="5"><text:span text:style-name="T1">External References</text:span></text:h>
      <text:list xml:id="list183247287669069" text:continue-numbering="true" text:style-name="WWNum1">
        <text:list-item>
          <text:p text:style-name="P13"><text:a xlink:type="simple" xlink:href="http://web.nvd.nist.gov/view/vuln/detail?vulnId=CVE-2020-9484" text:style-name="Internet_20_link" text:visited-style-name="Visited_20_Internet_20_Link"><text:span text:style-name="Internet_20_link"><text:span text:style-name="T4">CVE-2020-9484</text:span></text:span></text:a><text:span text:style-name="T4"> </text:span></text:p>
        </text:list-item>
      </text:list>
      <text:h text:style-name="P4" text:outline-level="4"><text:span text:style-name="T1">.high{fill:#FF491C;} Apache Tomcat Loop with Unreachable Exit Condition ('Infinite Loop') Vulnerability</text:span></text:h>
      <text:p text:style-name="P8"><text:span text:style-name="T4">The payload length in a WebSocket frame was not correctly validated in Apache Tomcat 10.0.0-M1 to 10.0.0-M6, 9.0.0.M1 to 9.0.36, 8.5.0 to 8.5.56 and 7.0.27 to 7.0.104. Invalid payload lengths could trigger an infinite loop. Multiple requests with invalid payload lengths could lead to a denial of service.</text:span></text:p>
      <text:h text:style-name="P5" text:outline-level="5"><text:span text:style-name="T1">Affected Versions</text:span></text:h>
      <text:p text:style-name="P8"><text:span text:style-name="T4">7.0.27 to 7.0.100</text:span></text:p>
      <text:h text:style-name="P5" text:outline-level="5"><text:span text:style-name="T1">External References</text:span></text:h>
      <text:list xml:id="list183246571912505" text:continue-numbering="true" text:style-name="WWNum1">
        <text:list-item>
          <text:p text:style-name="P13"><text:a xlink:type="simple" xlink:href="http://web.nvd.nist.gov/view/vuln/detail?vulnId=CVE-2020-13935" text:style-name="Internet_20_link" text:visited-style-name="Visited_20_Internet_20_Link"><text:span text:style-name="Internet_20_link"><text:span text:style-name="T4">CVE-2020-13935</text:span></text:span></text:a><text:span text:style-name="T4"> </text:span></text:p>
        </text:list-item>
      </text:list>
      <text:h text:style-name="P4" text:outline-level="4"><text:span text:style-name="T1">.medium{fill:#FF9900;} Apache Tomcat Inconsistent Interpretation of HTTP Requests ('HTTP Request Smuggling') Vulnerability</text:span></text:h>
      <text:p text:style-name="P8"><text:span text:style-name="T4">In Apache Tomcat 9.0.0.M1 to 9.0.30, 8.5.0 to 8.5.50 and 7.0.0 to 7.0.99 the HTTP header parsing code used an approach to end-of-line parsing that allowed some invalid HTTP headers to be parsed as valid. This led to a possibility of HTTP Request Smuggling if Tomcat was located behind a reverse proxy that incorrectly handled the invalid Transfer-Encoding header in a particular manner. Such a reverse proxy is considered unlikely.</text:span></text:p>
      <text:h text:style-name="P5" text:outline-level="5"><text:span text:style-name="T1">Affected Versions</text:span></text:h>
      <text:p text:style-name="P8"><text:span text:style-name="T4">7.0.0 to 7.0.99</text:span></text:p>
      <text:h text:style-name="P5" text:outline-level="5"><text:soft-page-break/><text:span text:style-name="T1">External References</text:span></text:h>
      <text:list xml:id="list183246829311524" text:continue-numbering="true" text:style-name="WWNum1">
        <text:list-item>
          <text:p text:style-name="P13"><text:a xlink:type="simple" xlink:href="http://web.nvd.nist.gov/view/vuln/detail?vulnId=CVE-2020-1935" text:style-name="Internet_20_link" text:visited-style-name="Visited_20_Internet_20_Link"><text:span text:style-name="Internet_20_link"><text:span text:style-name="T4">CVE-2020-1935</text:span></text:span></text:a><text:span text:style-name="T4"> </text:span></text:p>
        </text:list-item>
      </text:list>
      <text:h text:style-name="P4" text:outline-level="4"><text:span text:style-name="T1">.high{fill:#FF491C;} Apache Tomcat Improper Certificate Validation Vulnerability</text:span></text:h>
      <text:p text:style-name="P8"><text:span text:style-name="T4">The host name verification when using TLS with the WebSocket client was missing. It is now enabled by default. Versions Affected: Apache Tomcat 9.0.0.M1 to 9.0.9, 8.5.0 to 8.5.31, 8.0.0.RC1 to 8.0.52, and 7.0.35 to 7.0.88.</text:span></text:p>
      <text:h text:style-name="P5" text:outline-level="5"><text:span text:style-name="T1">Affected Versions</text:span></text:h>
      <text:p text:style-name="P8"><text:span text:style-name="T4">7.0.35 to 7.0.88</text:span></text:p>
      <text:h text:style-name="P5" text:outline-level="5"><text:span text:style-name="T1">External References</text:span></text:h>
      <text:list xml:id="list183247510158427" text:continue-numbering="true" text:style-name="WWNum1">
        <text:list-item>
          <text:p text:style-name="P13"><text:a xlink:type="simple" xlink:href="http://web.nvd.nist.gov/view/vuln/detail?vulnId=CVE-2018-8034" text:style-name="Internet_20_link" text:visited-style-name="Visited_20_Internet_20_Link"><text:span text:style-name="Internet_20_link"><text:span text:style-name="T4">CVE-2018-8034</text:span></text:span></text:a><text:span text:style-name="T4"> </text:span></text:p>
        </text:list-item>
      </text:list>
      <text:h text:style-name="P4" text:outline-level="4"><text:span text:style-name="T1">.high{fill:#FF491C;} Apache Tomcat Exposure of Sensitive Information to an Unauthorized Actor Vulnerability</text:span></text:h>
      <text:p text:style-name="P8"><text:span text:style-name="T4">When using a VirtualDirContext with Apache Tomcat 7.0.0 to 7.0.80 it was possible to bypass security constraints and/or view the source code of JSPs for resources served by the VirtualDirContext using a specially crafted request.</text:span></text:p>
      <text:h text:style-name="P5" text:outline-level="5"><text:span text:style-name="T1">Affected Versions</text:span></text:h>
      <text:p text:style-name="P8"><text:span text:style-name="T4">7.0.54 to 7.0.77</text:span></text:p>
      <text:h text:style-name="P5" text:outline-level="5"><text:span text:style-name="T1">External References</text:span></text:h>
      <text:list xml:id="list183247557290491" text:continue-numbering="true" text:style-name="WWNum1">
        <text:list-item>
          <text:p text:style-name="P13"><text:a xlink:type="simple" xlink:href="http://web.nvd.nist.gov/view/vuln/detail?vulnId=CVE-2017-12616" text:style-name="Internet_20_link" text:visited-style-name="Visited_20_Internet_20_Link"><text:span text:style-name="Internet_20_link"><text:span text:style-name="T4">CVE-2017-12616</text:span></text:span></text:a><text:span text:style-name="T4"> </text:span></text:p>
        </text:list-item>
      </text:list>
      <text:h text:style-name="P4" text:outline-level="4"><text:span text:style-name="T1">.medium{fill:#FF9900;} Apache Tomcat CVE-2018-1305 Vulnerability</text:span></text:h>
      <text:p text:style-name="P8"><text:span text:style-name="T4">Security constraints defined by annotations of Servlets in Apache Tomcat 9.0.0.M1 to 9.0.4, 8.5.0 to 8.5.27, 8.0.0.RC1 to 8.0.49 and 7.0.0 to 7.0.84 were only applied once a Servlet had been loaded. Because security constraints defined in this way apply to the URL pattern and any URLs below that point, it was possible - depending on the order Servlets were loaded - for some security constraints not to be applied. This could have exposed resources to users who were not authorised to access them.</text:span></text:p>
      <text:h text:style-name="P5" text:outline-level="5"><text:span text:style-name="T1">Affected Versions</text:span></text:h>
      <text:p text:style-name="P8"><text:span text:style-name="T4">7.0.0 to 7.0.84</text:span></text:p>
      <text:h text:style-name="P5" text:outline-level="5"><text:span text:style-name="T1">External References</text:span></text:h>
      <text:list xml:id="list183247838683676" text:continue-numbering="true" text:style-name="WWNum1">
        <text:list-item>
          <text:p text:style-name="P13"><text:a xlink:type="simple" xlink:href="http://web.nvd.nist.gov/view/vuln/detail?vulnId=CVE-2018-1305" text:style-name="Internet_20_link" text:visited-style-name="Visited_20_Internet_20_Link"><text:span text:style-name="Internet_20_link"><text:span text:style-name="T4">CVE-2018-1305</text:span></text:span></text:a><text:span text:style-name="T4"> </text:span></text:p>
        </text:list-item>
      </text:list>
      <text:h text:style-name="P4" text:outline-level="4"><text:span text:style-name="T1">.medium{fill:#FF9900;} Apache Tomcat CVE-2018-1304 Vulnerability</text:span></text:h>
      <text:p text:style-name="P8"><text:span text:style-name="T4">The URL pattern of "" (the empty string) which exactly maps to the context root was not correctly handled in Apache Tomcat 9.0.0.M1 to 9.0.4, 8.5.0 to 8.5.27, 8.0.0.RC1 to 8.0.49 and 7.0.0 to 7.0.84 when used as part of a security constraint definition. This caused the constraint to be ignored. It was, therefore, possible for unauthorised users to gain access to web application resources that should have been protected. Only security constraints with a URL pattern of the empty string were affected.</text:span></text:p>
      <text:h text:style-name="P5" text:outline-level="5"><text:span text:style-name="T1">Affected Versions</text:span></text:h>
      <text:p text:style-name="P8"><text:span text:style-name="T4">7.0.0 to 7.0.84</text:span></text:p>
      <text:h text:style-name="P5" text:outline-level="5"><text:span text:style-name="T1">External References</text:span></text:h>
      <text:list xml:id="list183246718973851" text:continue-numbering="true" text:style-name="WWNum1">
        <text:list-item>
          <text:p text:style-name="P13"><text:a xlink:type="simple" xlink:href="http://web.nvd.nist.gov/view/vuln/detail?vulnId=CVE-2018-1304" text:style-name="Internet_20_link" text:visited-style-name="Visited_20_Internet_20_Link"><text:span text:style-name="Internet_20_link"><text:span text:style-name="T4">CVE-2018-1304</text:span></text:span></text:a><text:span text:style-name="T4"> </text:span></text:p>
        </text:list-item>
      </text:list>
      <text:h text:style-name="P4" text:outline-level="4"><text:soft-page-break/><text:span text:style-name="T1">.critical{fill:#FF0000;} .white{fill:#FFFFFF;} Apache Tomcat Insecure Default Initialization of Resource Vulnerability</text:span></text:h>
      <text:p text:style-name="P8"><text:span text:style-name="T4">The defaults settings for the CORS filter provided in Apache Tomcat 9.0.0.M1 to 9.0.8, 8.5.0 to 8.5.31, 8.0.0.RC1 to 8.0.52, 7.0.41 to 7.0.88 are insecure and enable 'supportsCredentials' for all origins. It is expected that users of the CORS filter will have configured it appropriately for their environment rather than using it in the default configuration. Therefore, it is expected that most users will not be impacted by this issue.</text:span></text:p>
      <text:h text:style-name="P5" text:outline-level="5"><text:span text:style-name="T1">Affected Versions</text:span></text:h>
      <text:p text:style-name="P8"><text:span text:style-name="T4">7.0.41 to 7.0.88</text:span></text:p>
      <text:h text:style-name="P5" text:outline-level="5"><text:span text:style-name="T1">External References</text:span></text:h>
      <text:list xml:id="list183246625183129" text:continue-numbering="true" text:style-name="WWNum1">
        <text:list-item>
          <text:p text:style-name="P13"><text:a xlink:type="simple" xlink:href="http://web.nvd.nist.gov/view/vuln/detail?vulnId=CVE-2018-8014" text:style-name="Internet_20_link" text:visited-style-name="Visited_20_Internet_20_Link"><text:span text:style-name="Internet_20_link"><text:span text:style-name="T4">CVE-2018-8014</text:span></text:span></text:a><text:span text:style-name="T4"> </text:span></text:p>
        </text:list-item>
      </text:list>
      <text:h text:style-name="P4" text:outline-level="4"><text:span text:style-name="T1">.medium{fill:#FF9900;} Apache Tomcat CVE-2012-5568 Vulnerability</text:span></text:h>
      <text:p text:style-name="P8"><text:span text:style-name="T4">Apache Tomcat through 7.0.x allows remote attackers to cause a denial of service (daemon outage) via partial HTTP requests, as demonstrated by Slowloris.</text:span></text:p>
      <text:h text:style-name="P5" text:outline-level="5"><text:span text:style-name="T1">Affected Versions</text:span></text:h>
      <text:p text:style-name="P8"><text:span text:style-name="T4">7.0.0 to 7.0.100</text:span></text:p>
      <text:h text:style-name="P5" text:outline-level="5"><text:span text:style-name="T1">External References</text:span></text:h>
      <text:list xml:id="list183247436721252" text:continue-numbering="true" text:style-name="WWNum1">
        <text:list-item>
          <text:p text:style-name="P13"><text:a xlink:type="simple" xlink:href="http://web.nvd.nist.gov/view/vuln/detail?vulnId=CVE-2012-5568" text:style-name="Internet_20_link" text:visited-style-name="Visited_20_Internet_20_Link"><text:span text:style-name="Internet_20_link"><text:span text:style-name="T4">CVE-2012-5568</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663138486"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text:span><text:soft-page-break/><text:span text:style-name="T4">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749293477"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7644507551"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text:span><text:soft-page-break/><text:span text:style-name="T4">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637574400"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108560178"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text:span><text:soft-page-break/><text:span text:style-name="T4">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8053105292"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7459020005"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text:span><text:soft-page-break/><text:span text:style-name="T4">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608695204"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968381502"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text:span><text:soft-page-break/><text:span text:style-name="T4">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007222779"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687407413"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text:span><text:soft-page-break/><text:span text:style-name="T4">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957183853"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pan text:style-name="T1">.high{fill:#FF491C;} Apache Tomcat Incorrect Default Permissions Vulnerability</text:span></text:h>
      <text:p text:style-name="P8"><text:span text:style-name="T4">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span></text:p>
      <text:h text:style-name="P5" text:outline-level="5"><text:span text:style-name="T1">Affected Versions</text:span></text:h>
      <text:p text:style-name="P8"><text:span text:style-name="T4">1.1.3 to 7.0.100</text:span></text:p>
      <text:h text:style-name="P5" text:outline-level="5"><text:span text:style-name="T1">External References</text:span></text:h>
      <text:list xml:id="list183246412698713" text:continue-numbering="true" text:style-name="WWNum1">
        <text:list-item>
          <text:p text:style-name="P13"><text:a xlink:type="simple" xlink:href="http://web.nvd.nist.gov/view/vuln/detail?vulnId=CVE-2020-8022" text:style-name="Internet_20_link" text:visited-style-name="Visited_20_Internet_20_Link"><text:span text:style-name="Internet_20_link"><text:span text:style-name="T4">CVE-2020-8022</text:span></text:span></text:a><text:span text:style-name="T4"> </text:span></text:p>
        </text:list-item>
      </text:list>
      <text:h text:style-name="P4" text:outline-level="4"><text:soft-page-break/><text:span text:style-name="T1">.medium{fill:#FF9900;} Apache Tomcat 7PK - Security Features Vulnerability</text:span></text:h>
      <text:p text:style-name="P8"><text:span text:style-name="T4">Jenkins before 1.586 does not set the secure flag on session cookies when run on Tomcat 7.0.41 or later, which makes it easier for remote attackers to capture cookies by intercepting their transmission within an HTTP session.</text:span></text:p>
      <text:h text:style-name="P5" text:outline-level="5"><text:span text:style-name="T1">Affected Versions</text:span></text:h>
      <text:p text:style-name="P8"><text:span text:style-name="T4">7.0.54 to 7.0.81</text:span></text:p>
      <text:h text:style-name="P5" text:outline-level="5"><text:span text:style-name="T1">External References</text:span></text:h>
      <text:list xml:id="list183247231761734" text:continue-numbering="true" text:style-name="WWNum1">
        <text:list-item>
          <text:p text:style-name="P13"><text:a xlink:type="simple" xlink:href="http://web.nvd.nist.gov/view/vuln/detail?vulnId=CVE-2014-9634" text:style-name="Internet_20_link" text:visited-style-name="Visited_20_Internet_20_Link"><text:span text:style-name="Internet_20_link"><text:span text:style-name="T4">CVE-2014-9634</text:span></text:span></text:a><text:span text:style-name="T4"> </text:span></text:p>
        </text:list-item>
      </text:list>
      <text:h text:style-name="P4" text:outline-level="4"><text:span text:style-name="T1">.medium{fill:#FF9900;} Apache Tomcat 7PK - Security Features Vulnerability</text:span></text:h>
      <text:p text:style-name="P8"><text:span text:style-name="T4">Jenkins before 1.586 does not set the HttpOnly flag in a Set-Cookie header for session cookies when run on Tomcat 7.0.41 or later, which makes it easier for remote attackers to obtain potentially sensitive information via script access to cookies.</text:span></text:p>
      <text:h text:style-name="P5" text:outline-level="5"><text:span text:style-name="T1">Affected Versions</text:span></text:h>
      <text:p text:style-name="P8"><text:span text:style-name="T4">7.0.54 to 7.0.81</text:span></text:p>
      <text:h text:style-name="P5" text:outline-level="5"><text:span text:style-name="T1">External References</text:span></text:h>
      <text:list xml:id="list183246187054514" text:continue-numbering="true" text:style-name="WWNum1">
        <text:list-item>
          <text:p text:style-name="P13"><text:a xlink:type="simple" xlink:href="http://web.nvd.nist.gov/view/vuln/detail?vulnId=CVE-2014-9635" text:style-name="Internet_20_link" text:visited-style-name="Visited_20_Internet_20_Link"><text:span text:style-name="Internet_20_link"><text:span text:style-name="T4">CVE-2014-9635</text:span></text:span></text:a><text:span text:style-name="T4"> </text:span></text:p>
        </text:list-item>
      </text:list>
      <text:h text:style-name="P4" text:outline-level="4"><text:span text:style-name="T1">.high{fill:#FF491C;} Apache Tomcat Unrestricted Upload of File with Dangerous Type Vulnerability</text:span></text:h>
      <text:p text:style-name="P8"><text:span text:style-name="T4">When running Apache Tomcat 7.0.0 to 7.0.79 on Windows with HTTP PUTs enabled (e.g. via setting the readonly initialisation parameter of the Default to false) it was possible to upload a JSP file to the server via a specially crafted request. This JSP could then be requested and any code it contained would be executed by the server.</text:span></text:p>
      <text:h text:style-name="P5" text:outline-level="5"><text:span text:style-name="T1">Affected Versions</text:span></text:h>
      <text:p text:style-name="P8"><text:span text:style-name="T4">7.0.54 to 7.0.77</text:span></text:p>
      <text:h text:style-name="P5" text:outline-level="5"><text:span text:style-name="T1">External References</text:span></text:h>
      <text:list xml:id="list183248112112365" text:continue-numbering="true" text:style-name="WWNum1">
        <text:list-item>
          <text:p text:style-name="P13"><text:a xlink:type="simple" xlink:href="http://web.nvd.nist.gov/view/vuln/detail?vulnId=CVE-2017-12615" text:style-name="Internet_20_link" text:visited-style-name="Visited_20_Internet_20_Link"><text:span text:style-name="Internet_20_link"><text:span text:style-name="T4">CVE-2017-12615</text:span></text:span></text:a><text:span text:style-name="T4"> </text:span></text:p>
        </text:list-item>
      </text:list>
      <text:h text:style-name="P4" text:outline-level="4"><text:span text:style-name="T1">.high{fill:#FF491C;} Apache Tomcat Improper Neutralization of Special Elements used in an OS Command ('OS Command Injection') Vulnerability</text:span></text:h>
      <text:p text:style-name="P8"><text:span text:style-name="T4">When running on Windows with enableCmdLineArguments enabled, the CGI Servlet in Apache Tomcat 9.0.0.M1 to 9.0.17, 8.5.0 to 8.5.39 and 7.0.0 to 7.0.93 is vulnerable to Remote Code Execution due to a bug in the way the JRE passes command line arguments to Windows. The CGI Servlet is disabled by default. The CGI option enableCmdLineArguments is disable by default in Tomcat 9.0.x (and will be disabled by default in all versions in response to this vulnerability). For a detailed explanation of the JRE behaviour, see Markus Wulftange's blog (</text:span><text:a xlink:type="simple" xlink:href="https://codewhitesec.blogspot.com/2016/02/java-and-command-line-injections-in-windows.html" text:style-name="Internet_20_link" text:visited-style-name="Visited_20_Internet_20_Link"><text:span text:style-name="Internet_20_link"><text:span text:style-name="T4">https://codewhitesec.blogspot.com/2016/02/java-and-command-line-injections-in-windows.html</text:span></text:span></text:a><text:span text:style-name="T4">) and this archived MSDN blog (</text:span><text:a xlink:type="simple" xlink:href="https://web.archive.org/web/20161228144344/https://blogs.msdn.microsoft.com/twistylittlepassagesallalike/2011/04/23/everyone-quotes-command-line-arguments-the-wrong-way/" text:style-name="Internet_20_link" text:visited-style-name="Visited_20_Internet_20_Link"><text:span text:style-name="Internet_20_link"><text:span text:style-name="T4">https://web.archive.org/web/20161228144344/https://blogs.msdn.microsoft.com/twistylittlepassagesallalike/2011/04/23/everyone-quotes-command-line-arguments-the-wrong-way/</text:span></text:span></text:a><text:span text:style-name="T4">).</text:span></text:p>
      <text:h text:style-name="P5" text:outline-level="5"><text:span text:style-name="T1">Affected Versions</text:span></text:h>
      <text:p text:style-name="P8"><text:span text:style-name="T4">7.0.0 to 7.0.93</text:span></text:p>
      <text:h text:style-name="P5" text:outline-level="5"><text:span text:style-name="T1">External References</text:span></text:h>
      <text:list xml:id="list183246774918857" text:continue-numbering="true" text:style-name="WWNum1">
        <text:list-item>
          <text:p text:style-name="P13"><text:a xlink:type="simple" xlink:href="http://web.nvd.nist.gov/view/vuln/detail?vulnId=CVE-2019-0232" text:style-name="Internet_20_link" text:visited-style-name="Visited_20_Internet_20_Link"><text:span text:style-name="Internet_20_link"><text:span text:style-name="T4">CVE-2019-0232</text:span></text:span></text:a><text:span text:style-name="T4"> </text:span></text:p>
        </text:list-item>
      </text:list>
      <text:p text:style-name="P7"><text:soft-page-break/><text:span text:style-name="Strong"><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next-style-name="Standard" style:class="text">
      <style:paragraph-properties fo:margin-top="0.494cm" fo:margin-bottom="0.494cm" style:contextual-spacing="false" fo:text-align="start" style:justify-single-word="false" fo:orphans="2" fo:widows="2" style:writing-mode="lr-tb"/>
      <style:text-properties style:font-name="SimSun" fo:font-family="SimSun" style:font-family-generic="roman" style:font-pitch="variable" fo:font-size="18pt" fo:language="en" fo:country="US" fo:font-weight="bold" style:letter-kerning="false" style:font-name-asian="SimSun1" style:font-family-asian="SimSun" style:font-family-generic-asian="system" style:font-pitch-asian="variable" style:font-size-asian="18pt" style:language-asian="zh" style:country-asian="CN" style:font-weight-asian="bold" style:font-name-complex="SimSun1" style:font-family-complex="SimSun" style:font-family-generic-complex="system" style:font-pitch-complex="variable" style:font-size-complex="18pt" style:language-complex="ar" style:country-complex="SA" style:font-weight-complex="bold"/>
    </style:style>
    <style:style style:name="H1" style:family="paragraph" style:parent-style-name="Standard" style:next-style-name="Standard" style:default-outline-level="2" style:list-style-name="">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176cm" fo:margin-bottom="0.176cm" style:contextual-spacing="false" fo:keep-with-next="always"/>
      <style:text-properties fo:font-size="12pt" fo:font-weight="bold" style:font-size-asian="12pt" style:font-weight-asian="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8:24:19.724709004</meta:creation-date>
    <dc:date>2023-10-15T18:32:45.324191706</dc:date>
    <meta:editing-duration>PT8M26S</meta:editing-duration>
    <meta:editing-cycles>1</meta:editing-cycles>
    <meta:document-statistic meta:table-count="2" meta:image-count="0" meta:object-count="0" meta:page-count="18" meta:paragraph-count="340" meta:word-count="6946" meta:character-count="49266" meta:non-whitespace-character-count="42649"/>
    <meta:generator>LibreOffice/7.4.5.1$Linux_X86_64 LibreOffice_project/40$Build-1</meta:generator>
  </office:meta>
</office:document-meta>
</file>